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ropertyConverter.canConvert( Class arg0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ropertyConvert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ropertyConverter.marshal( Object arg0 , HierarchicalStreamWriter writer , Marshalling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ultiPropertyConverter.unmarshal( HierarchicalStreamReader reader , Unmarshalling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ultiPropertyConverter.MultiPropertyConverter( Mapp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